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ocumento de Requisitos</text:p>
      <text:p text:style-name="Standard"/>
      <text:p text:style-name="Standard">Visualizador Multi-camada 3D</text:p>
      <text:p text:style-name="Standard"/>
      <text:p text:style-name="Standard">Base tecnologica:</text:p>
      <text:p text:style-name="Standard">O programa deve ser escrito em C++ multiplataforma baseado em Qt e OpenGL.</text:p>
      <text:p text:style-name="Standard"/>
      <text:p text:style-name="Standard">O programa deve ter um menu com caso de uso para abertura de arquivo, que deve ser um arquivo texto plano, onde cada linha contém um nome de outro arquivo e uma cor no formato RGB. Exemplo:</text:p>
      <text:p text:style-name="Standard">arquivo1.dat; #00FF00</text:p>
      <text:p text:style-name="Standard">arquivo2.dat; #00FFFF</text:p>
      <text:p text:style-name="Standard"/>
      <text:p text:style-name="Standard">O arquivo de texto deve ter extensão *.v3d e pode ter um número arbitrário de linhas.</text:p>
      <text:p text:style-name="Standard"/>
      <text:p text:style-name="Standard">O arquivo de dados *.dat tem o formato descrito abaixo:</text:p>
      <text:p text:style-name="Standard">x0 y0 dx dy</text:p>
      <text:p text:style-name="Standard">z[0][0]<text:tab/>z[0][1]<text:tab/>z[0][2]<text:tab/>z[0][3]<text:tab/>...</text:p>
      <text:p text:style-name="Standard">z[1][0]<text:tab/>z[1][1]<text:tab/>z[1][2]<text:tab/>z[1][3]<text:tab/>...</text:p>
      <text:p text:style-name="Standard">...<text:tab/>...<text:tab/>...<text:tab/>...<text:tab/>...</text:p>
      <text:p text:style-name="Standard"/>
      <text:p text:style-name="Standard">Ou seja, os dados são informados em formato de tabela, com N linhas, cada uma constituída de M elementos. Os valores de N e M não são informados no arquivo e devem ser inferidos a partir do formato dos dados. O eixo X é dereminado pelo índice do elemento em uma linha. O eixo Y é determinado pelo número da linha. Toda essa informação deve ser lida por um objeto do tipo Layer com a seguinte especificação:</text:p>
      <text:p text:style-name="Standard">template &lt;class T&gt;</text:p>
      <text:p text:style-name="Standard">class Layer(){</text:p>
      <text:p text:style-name="Standard"><text:s text:c="4"/>private:</text:p>
      <text:p text:style-name="Standard"><text:s text:c="4"/>T x, y; // ponto inicial da camada</text:p>
      <text:p text:style-name="Standard"><text:s text:c="4"/>T dx, dy; // espaço vertical ou horizontal entre dois pontos</text:p>
      <text:p text:style-name="Standard"><text:s text:c="4"/>T **z; // aponta para um array contendo cada valor de z</text:p>
      <text:p text:style-name="Standard"><text:s text:c="4"/>int color; // a cor da camada, no formato #RRGGBB</text:p>
      <text:p text:style-name="Standard"><text:s text:c="4"/>unsigned int dimx, dimy; // tamanho horizontal e vertical do gráfico</text:p>
      <text:p text:style-name="Standard"><text:s text:c="4"/>public:</text:p>
      <text:p text:style-name="Standard"><text:s text:c="4"/>void read_line(const char* file, int size); // método que lê um arquivo, preenxendo os dados</text:p>
      <text:p text:style-name="Standard">}</text:p>
      <text:p text:style-name="Standard"/>
      <text:p text:style-name="Standard">As layers devem ser agrupadas em um deque&lt;Layer&gt;.</text:p>
      <text:p text:style-name="Standard"/>
      <text:p text:style-name="Standard"/>
      <text:p text:style-name="Standard">zoom, deslocamento e rotacao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9-09T19:34:46</meta:creation-date>
    <meta:editing-duration>PT24H19M00S</meta:editing-duration>
    <meta:editing-cycles>3</meta:editing-cycles>
    <meta:generator>OpenOffice.org/3.2$Unix OpenOffice.org_project/320m18$Build-9502</meta:generator>
    <meta:initial-creator>Victor Maia</meta:initial-creator>
    <dc:date>2013-09-12T18:33:44</dc:date>
    <dc:creator>Victor Maia</dc:creator>
    <meta:document-statistic meta:table-count="0" meta:image-count="0" meta:object-count="0" meta:page-count="1" meta:paragraph-count="27" meta:word-count="271" meta:character-count="1534"/>
  </office:meta>
</office:document-meta>
</file>